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79533958" calcext:value-type="float">
            <text:p>30,79533958</text:p>
          </table:table-cell>
          <table:table-cell office:value-type="float" office:value="1.223087696E-026" calcext:value-type="float">
            <text:p>1,22E-026</text:p>
          </table:table-cell>
          <table:table-cell office:value-type="float" office:value="3.108025789" calcext:value-type="float">
            <text:p>3,108025789</text:p>
          </table:table-cell>
          <table:table-cell table:style-name="ce2" table:formula="of:=([.E3]-[.E2])/[.E2]" office:value-type="float" office:value="0.0070207145536457" calcext:value-type="float">
            <text:p>0,00702071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07" calcext:value-type="float">
            <text:p>16807</text:p>
          </table:table-cell>
          <table:table-cell office:value-type="float" office:value="24.19168091" calcext:value-type="float">
            <text:p>24,19168091</text:p>
          </table:table-cell>
          <table:table-cell office:value-type="float" office:value="2.259748179E-021" calcext:value-type="float">
            <text:p>2,26E-021</text:p>
          </table:table-cell>
          <table:table-cell office:value-type="float" office:value="2.368717194" calcext:value-type="float">
            <text:p>2,36871719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07" calcext:value-type="float">
            <text:p>16807</text:p>
          </table:table-cell>
          <table:table-cell office:value-type="float" office:value="24.67433357" calcext:value-type="float">
            <text:p>24,67433357</text:p>
          </table:table-cell>
          <table:table-cell office:value-type="float" office:value="3.546589868E-020" calcext:value-type="float">
            <text:p>3,55E-020</text:p>
          </table:table-cell>
          <table:table-cell office:value-type="float" office:value="2.369789124" calcext:value-type="float">
            <text:p>2,369789124</text:p>
          </table:table-cell>
          <table:table-cell table:formula="of:=([.E5]-[.E4])/[.E4]" office:value-type="float" office:value="0.000452536082701193" calcext:value-type="float">
            <text:p>0,00045253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12" calcext:value-type="float">
            <text:p>17212</text:p>
          </table:table-cell>
          <table:table-cell office:value-type="float" office:value="26.05388641" calcext:value-type="float">
            <text:p>26,05388641</text:p>
          </table:table-cell>
          <table:table-cell office:value-type="float" office:value="1.368008916E-017" calcext:value-type="float">
            <text:p>1,37E-017</text:p>
          </table:table-cell>
          <table:table-cell office:value-type="float" office:value="1.97296834" calcext:value-type="float">
            <text:p>1,9729683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12" calcext:value-type="float">
            <text:p>17212</text:p>
          </table:table-cell>
          <table:table-cell office:value-type="float" office:value="25.47848511" calcext:value-type="float">
            <text:p>25,47848511</text:p>
          </table:table-cell>
          <table:table-cell office:value-type="float" office:value="1.505972799E-017" calcext:value-type="float">
            <text:p>1,51E-017</text:p>
          </table:table-cell>
          <table:table-cell office:value-type="float" office:value="1.975114226" calcext:value-type="float">
            <text:p>1,975114226</text:p>
          </table:table-cell>
          <table:table-cell table:style-name="ce3" table:formula="of:=([.E7]-[.E6])/[.E6]" office:value-type="float" office:value="0.00108764340334022" calcext:value-type="float">
            <text:p>0,00108764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407" calcext:value-type="float">
            <text:p>17407</text:p>
          </table:table-cell>
          <table:table-cell office:value-type="float" office:value="25.9727211" calcext:value-type="float">
            <text:p>25,9727211</text:p>
          </table:table-cell>
          <table:table-cell office:value-type="float" office:value="2.105939239E-016" calcext:value-type="float">
            <text:p>2,11E-016</text:p>
          </table:table-cell>
          <table:table-cell office:value-type="float" office:value="1.718073249" calcext:value-type="float">
            <text:p>1,71807324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407" calcext:value-type="float">
            <text:p>17407</text:p>
          </table:table-cell>
          <table:table-cell office:value-type="float" office:value="25.63730812" calcext:value-type="float">
            <text:p>25,63730812</text:p>
          </table:table-cell>
          <table:table-cell office:value-type="float" office:value="4.378462859E-016" calcext:value-type="float">
            <text:p>4,38E-016</text:p>
          </table:table-cell>
          <table:table-cell office:value-type="float" office:value="1.718499422" calcext:value-type="float">
            <text:p>1,718499422</text:p>
          </table:table-cell>
          <table:table-cell table:style-name="ce3" table:formula="of:=([.E9]-[.E8])/[.E8]" office:value-type="float" office:value="0.000248052869834259" calcext:value-type="float">
            <text:p>0,00024805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93" calcext:value-type="float">
            <text:p>17493</text:p>
          </table:table-cell>
          <table:table-cell office:value-type="float" office:value="25.73568726" calcext:value-type="float">
            <text:p>25,73568726</text:p>
          </table:table-cell>
          <table:table-cell office:value-type="float" office:value="0.00000000000004759739694" calcext:value-type="float">
            <text:p>4,76E-014</text:p>
          </table:table-cell>
          <table:table-cell office:value-type="float" office:value="1.537150145" calcext:value-type="float">
            <text:p>1,53715014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93" calcext:value-type="float">
            <text:p>17493</text:p>
          </table:table-cell>
          <table:table-cell office:value-type="float" office:value="25.64855194" calcext:value-type="float">
            <text:p>25,64855194</text:p>
          </table:table-cell>
          <table:table-cell office:value-type="float" office:value="7.778680484E-015" calcext:value-type="float">
            <text:p>7,78E-015</text:p>
          </table:table-cell>
          <table:table-cell office:value-type="float" office:value="1.537752986" calcext:value-type="float">
            <text:p>1,537752986</text:p>
          </table:table-cell>
          <table:table-cell table:style-name="ce3" table:formula="of:=([.E11]-[.E10])/[.E10]" office:value-type="float" office:value="0.000392180947294564" calcext:value-type="float">
            <text:p>0,00039218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558" calcext:value-type="float">
            <text:p>17558</text:p>
          </table:table-cell>
          <table:table-cell office:value-type="float" office:value="25.74480057" calcext:value-type="float">
            <text:p>25,74480057</text:p>
          </table:table-cell>
          <table:table-cell office:value-type="float" office:value="0.0000000000001094767384" calcext:value-type="float">
            <text:p>1,09E-013</text:p>
          </table:table-cell>
          <table:table-cell office:value-type="float" office:value="1.397670507" calcext:value-type="float">
            <text:p>1,39767050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558" calcext:value-type="float">
            <text:p>17558</text:p>
          </table:table-cell>
          <table:table-cell office:value-type="float" office:value="25.9750843" calcext:value-type="float">
            <text:p>25,9750843</text:p>
          </table:table-cell>
          <table:table-cell office:value-type="float" office:value="0.00000000000002864789433" calcext:value-type="float">
            <text:p>2,86E-014</text:p>
          </table:table-cell>
          <table:table-cell office:value-type="float" office:value="1.397390962" calcext:value-type="float">
            <text:p>1,397390962</text:p>
          </table:table-cell>
          <table:table-cell table:formula="of:=([.E13]-[.E12])/[.E12]" office:value-type="float" office:value="-0.000200007797688999" calcext:value-type="float">
            <text:p>-0,00020000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89" calcext:value-type="float">
            <text:p>17689</text:p>
          </table:table-cell>
          <table:table-cell office:value-type="float" office:value="26.01483154" calcext:value-type="float">
            <text:p>26,01483154</text:p>
          </table:table-cell>
          <table:table-cell office:value-type="float" office:value="0.000000000006994646615" calcext:value-type="float">
            <text:p>6,99E-012</text:p>
          </table:table-cell>
          <table:table-cell office:value-type="float" office:value="1.287021279" calcext:value-type="float">
            <text:p>1,28702127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89" calcext:value-type="float">
            <text:p>17689</text:p>
          </table:table-cell>
          <table:table-cell office:value-type="float" office:value="26.1181736" calcext:value-type="float">
            <text:p>26,1181736</text:p>
          </table:table-cell>
          <table:table-cell office:value-type="float" office:value="0.000000000001504839439" calcext:value-type="float">
            <text:p>1,50E-012</text:p>
          </table:table-cell>
          <table:table-cell office:value-type="float" office:value="1.286854982" calcext:value-type="float">
            <text:p>1,286854982</text:p>
          </table:table-cell>
          <table:table-cell table:formula="of:=([.E15]-[.E14])/[.E14]" office:value-type="float" office:value="-0.000129210761868093" calcext:value-type="float">
            <text:p>-0,00012921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87" calcext:value-type="float">
            <text:p>17887</text:p>
          </table:table-cell>
          <table:table-cell office:value-type="float" office:value="26.14839554" calcext:value-type="float">
            <text:p>26,14839554</text:p>
          </table:table-cell>
          <table:table-cell office:value-type="float" office:value="0.00000000000269708496" calcext:value-type="float">
            <text:p>2,70E-012</text:p>
          </table:table-cell>
          <table:table-cell office:value-type="float" office:value="1.197953224" calcext:value-type="float">
            <text:p>1,19795322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87" calcext:value-type="float">
            <text:p>17887</text:p>
          </table:table-cell>
          <table:table-cell office:value-type="float" office:value="26.17243576" calcext:value-type="float">
            <text:p>26,17243576</text:p>
          </table:table-cell>
          <table:table-cell office:value-type="float" office:value="0.00000000005531889183" calcext:value-type="float">
            <text:p>5,53E-011</text:p>
          </table:table-cell>
          <table:table-cell office:value-type="float" office:value="1.197952509" calcext:value-type="float">
            <text:p>1,197952509</text:p>
          </table:table-cell>
          <table:table-cell table:formula="of:=([.E17]-[.E16])/[.E16]" office:value-type="float" office:value="-0.000000596851350744773" calcext:value-type="float">
            <text:p>-5,96851350744773E-0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62" calcext:value-type="float">
            <text:p>18062</text:p>
          </table:table-cell>
          <table:table-cell office:value-type="float" office:value="26.19399643" calcext:value-type="float">
            <text:p>26,19399643</text:p>
          </table:table-cell>
          <table:table-cell office:value-type="float" office:value="0.0000000002419661971" calcext:value-type="float">
            <text:p>2,42E-010</text:p>
          </table:table-cell>
          <table:table-cell office:value-type="float" office:value="1.121148229" calcext:value-type="float">
            <text:p>1,12114822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62" calcext:value-type="float">
            <text:p>18062</text:p>
          </table:table-cell>
          <table:table-cell office:value-type="float" office:value="26.20859528" calcext:value-type="float">
            <text:p>26,20859528</text:p>
          </table:table-cell>
          <table:table-cell office:value-type="float" office:value="0.0000000008883141445" calcext:value-type="float">
            <text:p>8,88E-010</text:p>
          </table:table-cell>
          <table:table-cell office:value-type="float" office:value="1.120942593" calcext:value-type="float">
            <text:p>1,120942593</text:p>
          </table:table-cell>
          <table:table-cell table:style-name="ce3" table:formula="of:=([.E19]-[.E18])/[.E18]" office:value-type="float" office:value="-0.000183415533005323" calcext:value-type="float">
            <text:p>-0,00018341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302" calcext:value-type="float">
            <text:p>18302</text:p>
          </table:table-cell>
          <table:table-cell office:value-type="float" office:value="26.22358894" calcext:value-type="float">
            <text:p>26,22358894</text:p>
          </table:table-cell>
          <table:table-cell office:value-type="float" office:value="0.00000000137999201" calcext:value-type="float">
            <text:p>1,38E-009</text:p>
          </table:table-cell>
          <table:table-cell office:value-type="float" office:value="1.053806663" calcext:value-type="float">
            <text:p>1,05380666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302" calcext:value-type="float">
            <text:p>18302</text:p>
          </table:table-cell>
          <table:table-cell office:value-type="float" office:value="26.24117661" calcext:value-type="float">
            <text:p>26,24117661</text:p>
          </table:table-cell>
          <table:table-cell office:value-type="float" office:value="0.000000003967287387" calcext:value-type="float">
            <text:p>3,97E-009</text:p>
          </table:table-cell>
          <table:table-cell office:value-type="float" office:value="1.053787708" calcext:value-type="float">
            <text:p>1,053787708</text:p>
          </table:table-cell>
          <table:table-cell table:style-name="ce3" table:formula="of:=([.E21]-[.E20])/[.E20]" office:value-type="float" office:value="-0.0000179871703848229" calcext:value-type="float">
            <text:p>-1,79871703848229E-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528" calcext:value-type="float">
            <text:p>18528</text:p>
          </table:table-cell>
          <table:table-cell office:value-type="float" office:value="26.25200462" calcext:value-type="float">
            <text:p>26,25200462</text:p>
          </table:table-cell>
          <table:table-cell office:value-type="float" office:value="0.0000000066501471" calcext:value-type="float">
            <text:p>6,65E-009</text:p>
          </table:table-cell>
          <table:table-cell office:value-type="float" office:value="0.9927752614" calcext:value-type="float">
            <text:p>0,992775261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66990974251795" calcext:value-type="float">
            <text:p>0,000866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08:10.192320386</dc:date>
    <meta:document-statistic meta:table-count="1" meta:cell-count="121" meta:object-count="0"/>
    <meta:generator>LibreOffice/4.1.5.3$Linux_X86_64 LibreOffice_project/410m0$Build-3</meta:generator>
  </office:meta>
</office:document-meta>
</file>